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36">
      <style:table-cell-properties fo:background-color="#92D050"/>
    </style:style>
    <style:style style:name="ce4" style:family="table-cell" style:parent-style-name="Default" style:data-style-name="N37">
      <style:table-cell-properties fo:background-color="#92D050"/>
    </style:style>
    <style:style style:name="ce5" style:family="table-cell" style:parent-style-name="Default" style:data-style-name="N19">
      <style:table-cell-properties fo:background-color="#92D050"/>
    </style:style>
    <style:style style:name="ce6" style:family="table-cell" style:parent-style-name="Default" style:data-style-name="N0">
      <style:table-cell-properties fo:background-color="#FAC090"/>
    </style:style>
    <style:style style:name="ce7" style:family="table-cell" style:parent-style-name="Default" style:data-style-name="N19">
      <style:table-cell-properties fo:background-color="#FAC090"/>
    </style:style>
    <style:style style:name="ce8" style:family="table-cell" style:parent-style-name="Default" style:data-style-name="N0">
      <style:table-cell-properties fo:background-color="#E46D0A"/>
    </style:style>
    <style:style style:name="ce9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0.900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4.261041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9">
            <text:p>tach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date debut</text:p>
          </table:table-cell>
          <table:table-cell office:value-type="string" table:style-name="ce1">
            <text:p>date fin</text:p>
          </table:table-cell>
          <table:table-cell office:value-type="string" table:style-name="ce1">
            <text:p>difficulté</text:p>
          </table:table-cell>
          <table:table-cell office:value-type="string" table:style-name="ce1">
            <text:p>interet</text:p>
          </table:table-cell>
          <table:table-cell office:value-type="string" table:style-name="ce1">
            <text:p>validation</text:p>
          </table:table-cell>
          <table:table-cell office:value-type="string" table:style-name="ce1">
            <text:p>criter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voir une classe jeu generique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date" office:date-value="2013-12-01T00:00:00" table:style-name="ce3">
            <text:p>01/12/13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une classe abstraite avec toutes les méthodes pour representer un jeu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separer dans un package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un package generic ou il n'y a pas de reference aux sous classes de jeu (sauf dans factory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trouver un moyen de lier la vue et le controleur à son jeu associé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seul le jeu connait les sous classes correspondant à sa vue et son controleur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MenuItem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la construction des menus doit etre la plus simple sans ref explicites aux sous classes des jeux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a classe VueArbr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Il y a beaucoup de répétitions au niveau du code (Refactoring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'affichage de l'hypertre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Il y a un trop en trop, lors du clic sur un noeud, le jeu ne retourne pas à l'état correpondant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Fonction calculScore(Joueur) : score</text:p>
          </table:table-cell>
          <table:table-cell office:value-type="string" table:style-name="ce2">
            <text:p>OK</text:p>
          </table:table-cell>
          <table:table-cell office:value-type="date" office:date-value="2014-02-05T00:00:00" table:style-name="ce5">
            <text:p>05/02/2014</text:p>
          </table:table-cell>
          <table:table-cell office:value-type="date" office:date-value="2014-02-12T00:00:00" table:style-name="ce5">
            <text:p>12/02/2014</text:p>
          </table:table-cell>
          <table:table-cell table:number-columns-repeated="16380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aire affichage hypertree generique</text:p>
          </table:table-cell>
          <table:table-cell office:value-type="string" table:style-name="ce2">
            <text:p>OK</text:p>
          </table:table-cell>
          <table:table-cell office:value-type="date" office:date-value="2013-12-15T00:00:00" table:style-name="ce3">
            <text:p>15/12/13</text:p>
          </table:table-cell>
          <table:table-cell office:value-type="date" office:date-value="2014-01-29T00:00:00" table:style-name="ce5">
            <text:p>29/01/2014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un seule classe hypertree dans generique, possibilite de jouer a rushhour et au morpion, pas de reference aux sousclasses de jeu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Centre et colorer le noeud lorsqu'on clique dessus</text:p>
          </table:table-cell>
          <table:table-cell office:value-type="string" table:style-name="ce6">
            <text:p>en cours</text:p>
          </table:table-cell>
          <table:table-cell office:value-type="date" office:date-value="2014-02-15T00:00:00" table:style-name="ce7">
            <text:p>15/02/2014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13" table:style-name="ce6">
            <text:p>13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2">
            <text:p>Test unitaire Min Max morpion (profondeur 0, 1, 2, 3 , infini)</text:p>
          </table:table-cell>
          <table:table-cell table:style-name="ce2"/>
          <table:table-cell office:value-type="date" office:date-value="2014-01-29T00:00:00" table:style-name="ce5">
            <text:p>29/01/2014</text:p>
          </table:table-cell>
          <table:table-cell office:value-type="date" office:date-value="2014-01-29T00:00:00" table:style-name="ce5">
            <text:p>29/01/2014</text:p>
          </table:table-cell>
          <table:table-cell table:style-name="ce2"/>
          <table:table-cell office:value-type="float" office:value="12" table:style-name="ce2">
            <text:p>12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Minmax</text:p>
          </table:table-cell>
          <table:table-cell table:style-name="ce2"/>
          <table:table-cell office:value-type="date" office:date-value="2013-12-20T00:00:00" table:style-name="ce3">
            <text:p>20/12/13</text:p>
          </table:table-cell>
          <table:table-cell office:value-type="date" office:date-value="2014-01-29T00:00:00" table:style-name="ce5">
            <text:p>29/01/2014</text:p>
          </table:table-cell>
          <table:table-cell office:value-type="float" office:value="21" table:style-name="ce2">
            <text:p>2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IA qui sait jouer au morpion, testunitaires, ...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decrire comment ajouter un jeu (mode emploi)</text:p>
          </table:table-cell>
          <table:table-cell table:number-columns-repeated="3" table:style-name="ce6"/>
          <table:table-cell office:value-type="float" office:value="5" table:style-name="ce6">
            <text:p>5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6">
            <text:p>etre le plus generique possible en limitant les modifications dans le package generic (pas de reference aux sous classes)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2">
            <text:p>Colorer le noeud en cours<text:s/></text:p>
          </table:table-cell>
          <table:table-cell table:number-columns-repeated="2" table:style-name="ce2"/>
          <table:table-cell office:value-type="date" office:date-value="2014-02-13T00:00:00" table:style-name="ce5">
            <text:p>13/02/2014</text:p>
          </table:table-cell>
          <table:table-cell table:style-name="ce2"/>
          <table:table-cell office:value-type="float" office:value="13" table:style-name="ce2">
            <text:p>13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separer tree du reste dans generic</text:p>
          </table:table-cell>
          <table:table-cell table:number-columns-repeated="2" table:style-name="ce2"/>
          <table:table-cell office:value-type="date" office:date-value="2014-02-13T00:00:00" table:style-name="ce5">
            <text:p>13/02/2014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separer IA du reste dans generic</text:p>
          </table:table-cell>
          <table:table-cell table:number-columns-repeated="2" table:style-name="ce2"/>
          <table:table-cell office:value-type="date" office:date-value="2014-02-13T00:00:00" table:style-name="ce5">
            <text:p>13/02/2014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abstraire minmax</text:p>
          </table:table-cell>
          <table:table-cell table:number-columns-repeated="2" table:style-name="ce2"/>
          <table:table-cell office:value-type="date" office:date-value="2014-02-13T00:00:00" table:style-name="ce5">
            <text:p>13/02/2014</text:p>
          </table:table-cell>
          <table:table-cell table:number-columns-repeated="16380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enommer les methodes et coder proprement</text:p>
          </table:table-cell>
          <table:table-cell table:number-columns-repeated="4" table:style-name="ce1"/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A*</text:p>
          </table:table-cell>
          <table:table-cell table:number-columns-repeated="3" table:style-name="ce6"/>
          <table:table-cell office:value-type="float" office:value="21" table:style-name="ce6">
            <text:p>21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6">
            <text:p>IA qui sait jouer à rushhour</text:p>
          </table:table-cell>
          <table:table-cell table:number-columns-repeated="1637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Separer jeu à 1 joueur et jeu à 2 joeur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A Generique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Mettre la fonction getJoueur dans Jeu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8">
            <text:p>Jeu joue automatiqu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Solveur RushHou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Commen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Coder propr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Document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Code anglais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hongphet</meta:initial-creator>
    <dc:creator>Phongphet</dc:creator>
    <meta:creation-date>2009-04-16T11:32:48Z</meta:creation-date>
    <dc:date>2014-02-24T12:59:02Z</dc:date>
    <meta:editing-cycles>6</meta:editing-cycles>
    <meta:editing-duration>PT1091S</meta:editing-duration>
    <meta:user-defined meta:name="Info 1"/>
    <meta:user-defined meta:name="Info 2"/>
    <meta:user-defined meta:name="Info 3"/>
    <meta:user-defined meta:name="Info 4"/>
  </office:meta>
</office:document-meta>
</file>